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'Segoe UI', Arial, freesans, sans-serif, 'Apple Color Emoji', 'Segoe UI Emoji', 'Segoe UI Symbol'"/>
    <style:font-face style:name="Helvetica" svg:font-family="Helvetica, arial, nimbussansl, liberationsans, freesans, clean, sans-serif, 'Apple Color Emoji', 'Segoe UI Emoji', 'Segoe UI Symbol'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dd2a" officeooo:paragraph-rsid="001ddd2a"/>
    </style:style>
    <style:style style:name="P2" style:family="paragraph" style:parent-style-name="Standard" style:list-style-name="L4">
      <style:text-properties officeooo:rsid="001ddd2a" officeooo:paragraph-rsid="001ddd2a"/>
    </style:style>
    <style:style style:name="P3" style:family="paragraph" style:parent-style-name="Standard" style:list-style-name="L15">
      <loext:graphic-properties draw:fill="none"/>
      <style:paragraph-properties fo:background-color="transparent"/>
      <style:text-properties officeooo:rsid="001ddd2a" officeooo:paragraph-rsid="001fb1b1"/>
    </style:style>
    <style:style style:name="P4" style:family="paragraph" style:parent-style-name="Standard" style:list-style-name="L2">
      <style:text-properties officeooo:paragraph-rsid="001ddd2a"/>
    </style:style>
    <style:style style:name="P5" style:family="paragraph" style:parent-style-name="Standard" style:list-style-name="L2">
      <style:text-properties style:font-name="Times New Roman" officeooo:paragraph-rsid="001ddd2a"/>
    </style:style>
    <style:style style:name="P6" style:family="paragraph" style:parent-style-name="Standard" style:list-style-name="L2">
      <style:text-properties style:font-name="Times New Roman" officeooo:rsid="001ddd2a" officeooo:paragraph-rsid="001ddd2a"/>
    </style:style>
    <style:style style:name="P7" style:family="paragraph" style:parent-style-name="Standard">
      <style:text-properties officeooo:paragraph-rsid="001ddd2a"/>
    </style:style>
    <style:style style:name="P8" style:family="paragraph" style:parent-style-name="Standard" style:list-style-name="L10">
      <loext:graphic-properties draw:fill="none"/>
      <style:paragraph-properties fo:background-color="transparent"/>
      <style:text-properties officeooo:paragraph-rsid="001fb1b1"/>
    </style:style>
    <style:style style:name="P9" style:family="paragraph" style:parent-style-name="Standard" style:list-style-name="L12">
      <loext:graphic-properties draw:fill="none"/>
      <style:paragraph-properties fo:background-color="transparent"/>
      <style:text-properties officeooo:paragraph-rsid="001fb1b1"/>
    </style:style>
    <style:style style:name="P10" style:family="paragraph" style:parent-style-name="Standard" style:list-style-name="L15">
      <loext:graphic-properties draw:fill="none"/>
      <style:paragraph-properties fo:background-color="transparent"/>
      <style:text-properties officeooo:paragraph-rsid="001fb1b1"/>
    </style:style>
    <style:style style:name="P11" style:family="paragraph" style:parent-style-name="Standard" style:list-style-name="L12">
      <loext:graphic-properties draw:fill="none"/>
      <style:paragraph-properties fo:background-color="transparent"/>
      <style:text-properties officeooo:rsid="001fb1b1" officeooo:paragraph-rsid="001fb1b1"/>
    </style:style>
    <style:style style:name="P12" style:family="paragraph" style:parent-style-name="Standard" style:list-style-name="L18">
      <loext:graphic-properties draw:fill="none"/>
      <style:paragraph-properties fo:background-color="transparent"/>
      <style:text-properties officeooo:rsid="001fb1b1" officeooo:paragraph-rsid="0020a654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1fb1b1" officeooo:paragraph-rsid="0020a654"/>
    </style:style>
    <style:style style:name="P14" style:family="paragraph" style:parent-style-name="Standard" style:list-style-name="L19">
      <loext:graphic-properties draw:fill="none"/>
      <style:paragraph-properties fo:background-color="transparent"/>
      <style:text-properties officeooo:rsid="001fb1b1" officeooo:paragraph-rsid="0020a654"/>
    </style:style>
    <style:style style:name="P15" style:family="paragraph" style:parent-style-name="Standard" style:list-style-name="L12">
      <loext:graphic-properties draw:fill="none"/>
      <style:paragraph-properties fo:background-color="transparent"/>
      <style:text-properties officeooo:rsid="0020a654" officeooo:paragraph-rsid="0020a654"/>
    </style:style>
    <style:style style:name="P16" style:family="paragraph" style:parent-style-name="Standard" style:list-style-name="L18">
      <loext:graphic-properties draw:fill="none"/>
      <style:paragraph-properties fo:background-color="transparent"/>
      <style:text-properties officeooo:rsid="0020a654" officeooo:paragraph-rsid="0020a654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20a654" officeooo:paragraph-rsid="0020a654"/>
    </style:style>
    <style:style style:name="P18" style:family="paragraph" style:parent-style-name="Standard" style:list-style-name="L19">
      <loext:graphic-properties draw:fill="none"/>
      <style:paragraph-properties fo:background-color="transparent"/>
      <style:text-properties officeooo:rsid="0020a654" officeooo:paragraph-rsid="0020a654"/>
    </style:style>
    <style:style style:name="P19" style:family="paragraph" style:parent-style-name="Standard" style:list-style-name="L16">
      <loext:graphic-properties draw:fill="none"/>
      <style:paragraph-properties fo:background-color="transparent"/>
      <style:text-properties officeooo:paragraph-rsid="001fb1b1"/>
    </style:style>
    <style:style style:name="P20" style:family="paragraph" style:parent-style-name="Standard" style:list-style-name="L16">
      <loext:graphic-properties draw:fill="none"/>
      <style:paragraph-properties fo:background-color="transparent"/>
      <style:text-properties officeooo:paragraph-rsid="00225534"/>
    </style:style>
    <style:style style:name="P21" style:family="paragraph" style:parent-style-name="Standard" style:list-style-name="L17">
      <loext:graphic-properties draw:fill="none"/>
      <style:paragraph-properties fo:background-color="transparent"/>
      <style:text-properties officeooo:paragraph-rsid="0020a654"/>
    </style:style>
    <style:style style:name="P22" style:family="paragraph" style:parent-style-name="Standard" style:list-style-name="L18">
      <loext:graphic-properties draw:fill="none"/>
      <style:paragraph-properties fo:background-color="transparent"/>
      <style:text-properties officeooo:paragraph-rsid="0020a654"/>
    </style:style>
    <style:style style:name="P23" style:family="paragraph" style:parent-style-name="Standard" style:list-style-name="L16">
      <loext:graphic-properties draw:fill="none"/>
      <style:paragraph-properties fo:background-color="transparent"/>
      <style:text-properties officeooo:rsid="00225534" officeooo:paragraph-rsid="00225534"/>
    </style:style>
    <style:style style:name="P24" style:family="paragraph" style:parent-style-name="Standard" style:list-style-name="L20">
      <loext:graphic-properties draw:fill="none"/>
      <style:paragraph-properties fo:background-color="transparent"/>
      <style:text-properties officeooo:rsid="00225534" officeooo:paragraph-rsid="00225534"/>
    </style:style>
    <style:style style:name="P25" style:family="paragraph" style:parent-style-name="Standard" style:list-style-name="L20">
      <loext:graphic-properties draw:fill="none"/>
      <style:paragraph-properties fo:background-color="transparent"/>
      <style:text-properties officeooo:paragraph-rsid="00225534"/>
    </style:style>
    <style:style style:name="P26" style:family="paragraph" style:parent-style-name="Standard" style:list-style-name="L20">
      <loext:graphic-properties draw:fill="none"/>
      <style:paragraph-properties fo:background-color="transparent"/>
      <style:text-properties officeooo:rsid="002396fc" officeooo:paragraph-rsid="002396fc"/>
    </style:style>
    <style:style style:name="P27" style:family="paragraph" style:parent-style-name="Standard" style:list-style-name="L21">
      <loext:graphic-properties draw:fill="none"/>
      <style:paragraph-properties fo:background-color="transparent"/>
      <style:text-properties officeooo:rsid="002396fc" officeooo:paragraph-rsid="002396fc"/>
    </style:style>
    <style:style style:name="P28" style:family="paragraph" style:parent-style-name="Standard" style:list-style-name="L22">
      <loext:graphic-properties draw:fill="none"/>
      <style:paragraph-properties fo:background-color="transparent"/>
      <style:text-properties officeooo:rsid="002396fc" officeooo:paragraph-rsid="00252a52"/>
    </style:style>
    <style:style style:name="P29" style:family="paragraph" style:parent-style-name="Standard" style:list-style-name="L22">
      <loext:graphic-properties draw:fill="none"/>
      <style:paragraph-properties fo:background-color="transparent"/>
      <style:text-properties officeooo:rsid="002396fc" officeooo:paragraph-rsid="0026163b"/>
    </style:style>
    <style:style style:name="P30" style:family="paragraph" style:parent-style-name="Standard" style:list-style-name="L22">
      <loext:graphic-properties draw:fill="none"/>
      <style:paragraph-properties fo:background-color="transparent"/>
      <style:text-properties officeooo:rsid="002396fc" officeooo:paragraph-rsid="002bf4cf"/>
    </style:style>
    <style:style style:name="P31" style:family="paragraph" style:parent-style-name="Standard" style:list-style-name="L26">
      <loext:graphic-properties draw:fill="none"/>
      <style:paragraph-properties fo:background-color="transparent"/>
      <style:text-properties officeooo:rsid="002396fc" officeooo:paragraph-rsid="00284838"/>
    </style:style>
    <style:style style:name="P32" style:family="paragraph" style:parent-style-name="Standard" style:list-style-name="L26">
      <loext:graphic-properties draw:fill="none"/>
      <style:paragraph-properties fo:background-color="transparent"/>
      <style:text-properties officeooo:rsid="002396fc" officeooo:paragraph-rsid="0028da09"/>
    </style:style>
    <style:style style:name="P33" style:family="paragraph" style:parent-style-name="Standard" style:list-style-name="L21">
      <loext:graphic-properties draw:fill="none"/>
      <style:paragraph-properties fo:background-color="transparent"/>
      <style:text-properties officeooo:rsid="00252a52" officeooo:paragraph-rsid="00252a52"/>
    </style:style>
    <style:style style:name="P34" style:family="paragraph" style:parent-style-name="Standard">
      <style:text-properties officeooo:rsid="00252a52" officeooo:paragraph-rsid="00252a52"/>
    </style:style>
    <style:style style:name="P35" style:family="paragraph" style:parent-style-name="Standard" style:list-style-name="L23">
      <loext:graphic-properties draw:fill="none"/>
      <style:paragraph-properties fo:background-color="transparent"/>
      <style:text-properties officeooo:rsid="00252a52" officeooo:paragraph-rsid="00252a52"/>
    </style:style>
    <style:style style:name="P36" style:family="paragraph" style:parent-style-name="Standard" style:list-style-name="L22">
      <loext:graphic-properties draw:fill="none"/>
      <style:paragraph-properties fo:background-color="transparent"/>
      <style:text-properties officeooo:paragraph-rsid="002bf4cf"/>
    </style:style>
    <style:style style:name="P37" style:family="paragraph" style:parent-style-name="Standard" style:list-style-name="L25">
      <loext:graphic-properties draw:fill="none"/>
      <style:paragraph-properties fo:background-color="transparent"/>
      <style:text-properties officeooo:paragraph-rsid="0026163b"/>
    </style:style>
    <style:style style:name="P38" style:family="paragraph" style:parent-style-name="Standard" style:list-style-name="L22">
      <loext:graphic-properties draw:fill="none"/>
      <style:paragraph-properties fo:background-color="transparent"/>
      <style:text-properties officeooo:rsid="0026163b" officeooo:paragraph-rsid="0026163b"/>
    </style:style>
    <style:style style:name="P39" style:family="paragraph" style:parent-style-name="Standard">
      <style:text-properties officeooo:rsid="00284838" officeooo:paragraph-rsid="002bf4cf"/>
    </style:style>
    <style:style style:name="P40" style:family="paragraph" style:parent-style-name="Standard" style:list-style-name="L26">
      <style:text-properties officeooo:paragraph-rsid="00284838"/>
    </style:style>
    <style:style style:name="P41" style:family="paragraph" style:parent-style-name="Standard" style:list-style-name="L26">
      <loext:graphic-properties draw:fill="none"/>
      <style:paragraph-properties fo:background-color="transparent"/>
      <style:text-properties officeooo:paragraph-rsid="002bf4cf"/>
    </style:style>
    <style:style style:name="P42" style:family="paragraph" style:parent-style-name="Standard">
      <loext:graphic-properties draw:fill="none"/>
      <style:paragraph-properties fo:background-color="transparent"/>
      <style:text-properties officeooo:rsid="0028da09" officeooo:paragraph-rsid="0028da09"/>
    </style:style>
    <style:style style:name="P43" style:family="paragraph" style:parent-style-name="Standard" style:list-style-name="L29">
      <loext:graphic-properties draw:fill="none"/>
      <style:paragraph-properties fo:background-color="transparent"/>
      <style:text-properties officeooo:rsid="0028da09" officeooo:paragraph-rsid="0028da09"/>
    </style:style>
    <style:style style:name="P44" style:family="paragraph" style:parent-style-name="Standard" style:list-style-name="L27">
      <loext:graphic-properties draw:fill="none"/>
      <style:paragraph-properties fo:background-color="transparent"/>
      <style:text-properties officeooo:rsid="0028da09" officeooo:paragraph-rsid="00284838"/>
    </style:style>
    <style:style style:name="P45" style:family="paragraph" style:parent-style-name="Standard" style:list-style-name="L26">
      <loext:graphic-properties draw:fill="none"/>
      <style:paragraph-properties fo:background-color="transparent"/>
      <style:text-properties officeooo:rsid="0028da09" officeooo:paragraph-rsid="0028da09"/>
    </style:style>
    <style:style style:name="P46" style:family="paragraph" style:parent-style-name="Standard" style:list-style-name="L31">
      <loext:graphic-properties draw:fill="none"/>
      <style:paragraph-properties fo:background-color="transparent"/>
      <style:text-properties officeooo:rsid="0028da09" officeooo:paragraph-rsid="0028da09"/>
    </style:style>
    <style:style style:name="P47" style:family="paragraph" style:parent-style-name="Standard" style:list-style-name="L30">
      <loext:graphic-properties draw:fill="none"/>
      <style:paragraph-properties fo:background-color="transparent"/>
      <style:text-properties officeooo:paragraph-rsid="0028da09"/>
    </style:style>
    <style:style style:name="P48" style:family="paragraph" style:parent-style-name="Standard" style:list-style-name="L31">
      <loext:graphic-properties draw:fill="none"/>
      <style:paragraph-properties fo:background-color="transparent"/>
      <style:text-properties officeooo:paragraph-rsid="0028da09"/>
    </style:style>
    <style:style style:name="P49" style:family="paragraph" style:parent-style-name="Standard">
      <loext:graphic-properties draw:fill="none"/>
      <style:paragraph-properties fo:background-color="transparent"/>
      <style:text-properties officeooo:paragraph-rsid="0028da09"/>
    </style:style>
    <style:style style:name="P50" style:family="paragraph" style:parent-style-name="Standard">
      <loext:graphic-properties draw:fill="none"/>
      <style:paragraph-properties fo:background-color="transparent"/>
      <style:text-properties officeooo:rsid="002a1d89" officeooo:paragraph-rsid="002bf4cf"/>
    </style:style>
    <style:style style:name="P51" style:family="paragraph" style:parent-style-name="Standard" style:list-style-name="L32">
      <loext:graphic-properties draw:fill="none"/>
      <style:paragraph-properties fo:background-color="transparent"/>
      <style:text-properties officeooo:paragraph-rsid="002bf4cf"/>
    </style:style>
    <style:style style:name="P52" style:family="paragraph" style:parent-style-name="Standard" style:list-style-name="L22">
      <loext:graphic-properties draw:fill="none"/>
      <style:paragraph-properties fo:background-color="transparent"/>
      <style:text-properties officeooo:rsid="002bf4cf" officeooo:paragraph-rsid="002bf4cf"/>
    </style:style>
    <style:style style:name="P53" style:family="paragraph" style:parent-style-name="Standard" style:list-style-name="L32">
      <loext:graphic-properties draw:fill="none"/>
      <style:paragraph-properties fo:background-color="transparent"/>
      <style:text-properties officeooo:rsid="002bf4cf" officeooo:paragraph-rsid="002bf4cf"/>
    </style:style>
    <style:style style:name="P54" style:family="paragraph" style:parent-style-name="Standard" style:list-style-name="L33">
      <loext:graphic-properties draw:fill="none"/>
      <style:paragraph-properties fo:background-color="transparent"/>
      <style:text-properties officeooo:paragraph-rsid="002bf4cf"/>
    </style:style>
    <style:style style:name="P55" style:family="paragraph" style:parent-style-name="Standard" style:list-style-name="L12" style:master-page-name="">
      <loext:graphic-properties draw:fill="none"/>
      <style:paragraph-properties style:page-number="auto" fo:background-color="transparent"/>
      <style:text-properties officeooo:paragraph-rsid="001fb1b1"/>
    </style:style>
    <style:style style:name="P56" style:family="paragraph" style:parent-style-name="Standard" style:master-page-name="">
      <loext:graphic-properties draw:fill="none"/>
      <style:paragraph-properties style:page-number="auto" fo:background-color="transparent"/>
      <style:text-properties officeooo:rsid="00225534" officeooo:paragraph-rsid="00225534"/>
    </style:style>
    <style:style style:name="P57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officeooo:paragraph-rsid="001fb1b1"/>
    </style:style>
    <style:style style:name="P58" style:family="paragraph" style:parent-style-name="Standard" style:list-style-name="L22" style:master-page-name="">
      <loext:graphic-properties draw:fill="none"/>
      <style:paragraph-properties fo:margin-left="0.101cm" fo:margin-right="0cm" fo:text-indent="-1.3cm" style:auto-text-indent="false" style:page-number="auto" fo:background-color="transparent">
        <style:tab-stops>
          <style:tab-stop style:position="-1.289cm"/>
        </style:tab-stops>
      </style:paragraph-properties>
      <style:text-properties officeooo:paragraph-rsid="002bf4cf"/>
    </style:style>
    <style:style style:name="P59" style:family="paragraph" style:parent-style-name="Standard" style:list-style-name="L32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officeooo:paragraph-rsid="002bf4cf"/>
    </style:style>
    <style:style style:name="T1" style:family="text">
      <style:text-properties officeooo:rsid="001ddd2a"/>
    </style:style>
    <style:style style:name="T2" style:family="text">
      <style:text-properties style:font-name="Times New Roman" officeooo:rsid="001ddd2a"/>
    </style:style>
    <style:style style:name="T3" style:family="text">
      <style:text-properties officeooo:rsid="001fb1b1"/>
    </style:style>
    <style:style style:name="T4" style:family="text">
      <style:text-properties officeooo:rsid="0020a654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normal" officeooo:rsid="00225534"/>
    </style:style>
    <style:style style:name="T7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666666" style:font-name="Helvetica" fo:font-size="13.5pt" fo:letter-spacing="normal" fo:font-style="normal" fo:font-weight="normal"/>
    </style:style>
    <style:style style:name="T10" style:family="text">
      <style:text-properties officeooo:rsid="00225534"/>
    </style:style>
    <style:style style:name="T11" style:family="text">
      <style:text-properties officeooo:rsid="002396fc"/>
    </style:style>
    <style:style style:name="T12" style:family="text">
      <style:text-properties officeooo:rsid="00252a52"/>
    </style:style>
    <style:style style:name="T13" style:family="text">
      <style:text-properties officeooo:rsid="0026163b"/>
    </style:style>
    <style:style style:name="T14" style:family="text">
      <style:text-properties officeooo:rsid="002805bf"/>
    </style:style>
    <style:style style:name="T15" style:family="text">
      <style:text-properties officeooo:rsid="0028da09"/>
    </style:style>
    <style:style style:name="T16" style:family="text">
      <style:text-properties officeooo:rsid="002a1d89"/>
    </style:style>
    <style:style style:name="T17" style:family="text">
      <style:text-properties officeooo:rsid="002b94c7"/>
    </style:style>
    <style:style style:name="T18" style:family="text">
      <style:text-properties officeooo:rsid="002bf4cf"/>
    </style:style>
    <style:style style:name="T19" style:family="text">
      <style:text-properties officeooo:rsid="002d4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01cm" fo:text-indent="-0.635cm" fo:margin-left="8.7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36cm" fo:text-indent="-0.635cm" fo:margin-left="9.336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.<text:tab/></text:p>
      <text:list xml:id="list3501667567188193525" text:style-name="L2">
        <text:list-item>
          <text:p text:style-name="P4"><text:span text:style-name="T2">Wybór tematu aplikacji</text:span></text:p>
        </text:list-item>
        <text:list-item>
          <text:p text:style-name="P5"><text:span text:style-name="T1">Utworzenie grupy projektowej:</text:span></text:p>
          <text:list>
            <text:list-item>
              <text:p text:style-name="P6">Barański Tomasz</text:p>
            </text:list-item>
            <text:list-item>
              <text:p text:style-name="P6">Benedysiuk Michał</text:p>
            </text:list-item>
            <text:list-item>
              <text:p text:style-name="P6">Dzik Diana</text:p>
            </text:list-item>
            <text:list-item>
              <text:p text:style-name="P6">Jarynkiewicz Patrycja</text:p>
            </text:list-item>
            <text:list-item>
              <text:p text:style-name="P6">Lejk Julian</text:p>
            </text:list-item>
            <text:list-item>
              <text:p text:style-name="P6">Wołos Grzegorz</text:p>
            </text:list-item>
          </text:list>
        </text:list-item>
        <text:list-item>
          <text:p text:style-name="P6">Utworzenie dokumentu „Protokół założycielski” Plik pdf</text:p>
        </text:list-item>
        <text:list-item>
          <text:p text:style-name="P4"><text:span text:style-name="T2">Wstępne ustalenie funkcjonalnośc</text:span><text:span text:style-name="T1">i aplikacji</text:span></text:p>
        </text:list-item>
      </text:list>
      <text:p text:style-name="P57"><text:span text:style-name="T1">2.</text:span></text:p>
      <text:list xml:id="list4660426776918119559" text:style-name="L12">
        <text:list-item>
          <text:p text:style-name="P55"><text:span text:style-name="T1">Zapoznanie się ze :</text:span></text:p>
        </text:list-item>
      </text:list>
      <text:list xml:id="list194169596790637422" text:style-name="L15">
        <text:list-item>
          <text:list>
            <text:list-item>
              <text:list>
                <text:list-item>
                  <text:p text:style-name="P10"><text:span text:style-name="T1">tematyką algorytmów genetycznych</text:span></text:p>
                </text:list-item>
                <text:list-item>
                  <text:p text:style-name="P3">środowiskiem programistycznym JAVA</text:p>
                </text:list-item>
                <text:list-item>
                  <text:p text:style-name="P10"><text:span text:style-name="T1">tematyką zdrowego odżywiani</text:span></text:p>
                </text:list-item>
              </text:list>
            </text:list-item>
          </text:list>
        </text:list-item>
      </text:list>
      <text:list xml:id="list194507214082422" text:continue-list="list4660426776918119559" text:style-name="L12">
        <text:list-item>
          <text:p text:style-name="P11">Wstępny model GUI aplikacji</text:p>
        </text:list-item>
      </text:list>
      <text:list xml:id="list1425985996533239292" text:style-name="L18">
        <text:list-item>
          <text:list>
            <text:list-item>
              <text:p text:style-name="P12">główne <text:span text:style-name="T4">ekranu powitalnego</text:span></text:p>
            </text:list-item>
            <text:list-item>
              <text:p text:style-name="P22"><text:span text:style-name="T3">okno logowania</text:span></text:p>
            </text:list-item>
            <text:list-item>
              <text:p text:style-name="P12">okno rejestracji użytkownika</text:p>
            </text:list-item>
            <text:list-item>
              <text:p text:style-name="P12">okno pomocy</text:p>
            </text:list-item>
            <text:list-item>
              <text:p text:style-name="P12">okno z informacja o programie i grupie projektowej</text:p>
            </text:list-item>
            <text:list-item>
              <text:p text:style-name="P12">okno baz<text:span text:style-name="T4">a</text:span> produktów</text:p>
            </text:list-item>
            <text:list-item>
              <text:p text:style-name="P16">okno trening</text:p>
            </text:list-item>
            <text:list-item>
              <text:p text:style-name="P16">okno dieta</text:p>
            </text:list-item>
            <text:list-item>
              <text:p text:style-name="P12"><text:span text:style-name="T4">okno ustawienia</text:span></text:p>
            </text:list-item>
          </text:list>
        </text:list-item>
      </text:list>
      <text:p text:style-name="P13"><text:tab/><text:span text:style-name="T4">Akceptacja elementów GUI 16.03.2016</text:span></text:p>
      <text:p text:style-name="P17"><text:tab/>Dnia 10.03.2016 zostały zaakceptowane poniższe elementy:</text:p>
      <text:list xml:id="list6021810208855312588" text:style-name="L19">
        <text:list-item>
          <text:list>
            <text:list-item>
              <text:p text:style-name="P14">główne <text:span text:style-name="T4">ekranu powitalnego</text:span></text:p>
            </text:list-item>
            <text:list-item>
              <text:p text:style-name="P18"><text:span text:style-name="T3">okno logowania</text:span></text:p>
            </text:list-item>
          </text:list>
        </text:list-item>
      </text:list>
      <text:list xml:id="list194507393232333" text:continue-list="list194507214082422" text:style-name="L12">
        <text:list-item>
          <text:p text:style-name="P15">Wstępny harmonogram</text:p>
        </text:list-item>
      </text:list>
      <text:list xml:id="list8517690185522678507" text:style-name="L16">
        <text:list-item>
          <text:list>
            <text:list-header>
              <text:p text:style-name="P19">„<text:span text:style-name="T5">24.02 Założenie grupy projektowej, wybór tematu. Ustalenie i podział zadań. Projektowanie dokumentacji wstępnej(protokół założycielski, lista funkcjonalności, harmonogram)</text:span><text:line-break/><text:span text:style-name="T5">2.03 Stworzenie architektury dla aplikacji(diagramy)</text:span><text:line-break/><text:span text:style-name="T5">9.03 Implementacja głównych klas </text:span><text:line-break/><text:span text:style-name="T5">16.03 Implementacja GUI</text:span><text:line-break/><text:span text:style-name="T5">23.03 Testy </text:span><text:line-break/><text:span text:style-name="T5">30.03 Utworzenie specyfikacji wymagań</text:span><text:line-break/><text:span text:style-name="T5">6.04 Implementacja podstawowych funkcjonalności</text:span><text:line-break/><text:span text:style-name="T5">13.04 Implementacja mechanizmów walidacji</text:span><text:line-break/><text:span text:style-name="T5">20.04 Stworzenie działającej wersji Beta</text:span><text:line-break/><text:span text:style-name="T5">27.04 Testy </text:span><text:line-break/><text:span text:style-name="T5">11.05 Upgrade dokumentacji</text:span><text:line-break/><text:span text:style-name="T5">18.05 Implementacja funkcjonalności</text:span><text:line-break/><text:span text:style-name="T5">25.05 Implementacja funkcjonalnoś</text:span><text:span text:style-name="T6">c</text:span><text:span text:style-name="T5">i</text:span><text:line-break/><text:span text:style-name="T5">1.06 Testy ostateczne aplikacji</text:span><text:line-break/><text:span text:style-name="T5">8.06 Kompletna dokumentacja</text:span> „</text:p>
              <text:p text:style-name="P20"><text:span text:style-name="T10">Kopia z repozytorium </text:span><text:a xlink:type="simple" xlink:href="https://github.com/TomaszBar" text:style-name="Internet_20_link" text:visited-style-name="Visited_20_Internet_20_Link"><text:span text:style-name="T7">TomaszBar</text:span></text:a><text:span text:style-name="T9">/</text:span><text:a xlink:type="simple" xlink:href="https://github.com/TomaszBar/ProjektZespolowy" text:style-name="Internet_20_link" text:visited-style-name="Visited_20_Internet_20_Link"><text:span text:style-name="Strong_20_Emphasis"><text:span text:style-name="T8">ProjektZespolowy</text:span></text:span></text:a></text:p>
              <text:p text:style-name="P23"/>
            </text:list-header>
          </text:list>
        </text:list-item>
      </text:list>
      <text:list xml:id="list2272757846363073450" text:style-name="L17">
        <text:list-header>
          <text:p text:style-name="P21"/>
        </text:list-header>
      </text:list>
      <text:list xml:id="list194507518986991" text:continue-list="list194507393232333" text:style-name="L12">
        <text:list-item>
          <text:list>
            <text:list-item>
              <text:list>
                <text:list-header>
                  <text:p text:style-name="P9"><text:tab/><text:tab/><text:tab/><text:tab/></text:p>
                </text:list-header>
              </text:list>
            </text:list-item>
          </text:list>
        </text:list-item>
      </text:list>
      <text:list xml:id="list6113811278788874321" text:style-name="L10">
        <text:list-header>
          <text:p text:style-name="P8"><text:soft-page-break/><text:tab/><text:tab/></text:p>
        </text:list-header>
      </text:list>
      <text:p text:style-name="P7"/>
      <text:p text:style-name="P56">3. <text:s/>od 9.03.2016 do 16.03.2016</text:p>
      <text:list xml:id="list2651154171683825566" text:style-name="L20">
        <text:list-item>
          <text:p text:style-name="P25"><text:span text:style-name="T10">Stworzenie dokumentu SRS(Specyfikacja wymagań)</text:span></text:p>
        </text:list-item>
        <text:list-item>
          <text:p text:style-name="P24">Wersja ostateczna harmonogramu</text:p>
        </text:list-item>
        <text:list-item>
          <text:p text:style-name="P24">Przedstawienie Prototypu GUI i ostateczna akceptacja</text:p>
        </text:list-item>
      </text:list>
      <text:list xml:id="list7678376861789679868" text:style-name="L23">
        <text:list-header>
          <text:p text:style-name="P35">*W razie braku akceptacji któregokolwiek z elementów interfejsu graficznego, osoba odpowiedzialna za ten etap, ma 24h na poprawki i przedstawieniu klientowi ostatecznej wersji</text:p>
        </text:list-header>
      </text:list>
      <text:list xml:id="list194507894011894" text:continue-list="list2651154171683825566" text:style-name="L20">
        <text:list-item>
          <text:p text:style-name="P24">Diagramy klas</text:p>
        </text:list-item>
        <text:list-item>
          <text:p text:style-name="P26">Analiza ryzyka metodą ścieżki krytycznej</text:p>
        </text:list-item>
        <text:list-item>
          <text:p text:style-name="P26">Przedstawienie <text:span text:style-name="T13">wstępne </text:span>Aplikacji:</text:p>
        </text:list-item>
      </text:list>
      <text:list xml:id="list138021886743188503" text:style-name="L21">
        <text:list-item>
          <text:list>
            <text:list-item>
              <text:p text:style-name="P27">zaakceptowane elementy GUI<text:span text:style-name="T12">(okno logowania, ekran powitalny)</text:span></text:p>
              <text:list>
                <text:list-item>
                  <text:p text:style-name="P27">kod źródłowy odpowiedzialny za funkcjonalność</text:p>
                </text:list-item>
                <text:list-item>
                  <text:p text:style-name="P27">kod źródłowy odpowiedzialny za bezpieczeństwo</text:p>
                </text:list-item>
                <text:list-item>
                  <text:p text:style-name="P33">kod źródłowy odpowiedzialny za interfejs graficzny</text:p>
                </text:list-item>
              </text:list>
            </text:list-item>
          </text:list>
        </text:list-item>
      </text:list>
      <text:p text:style-name="P34">4. od <text:span text:style-name="T10">16.03.2016 </text:span>do 23.03.2016</text:p>
      <text:list xml:id="list6352487778526324812" text:style-name="L22">
        <text:list-item>
          <text:p text:style-name="P28">Przedstawienie <text:span text:style-name="T13">wstępne </text:span>Aplikacji:</text:p>
        </text:list-item>
      </text:list>
      <text:list xml:id="list6532237738673210329" text:style-name="L25">
        <text:list-item>
          <text:list>
            <text:list-item>
              <text:p text:style-name="P37"><text:span text:style-name="T11">zaakceptowane elementy GUI(okno pomocy, okno rejestracji, okno informacji o aplikacji)</text:span></text:p>
            </text:list-item>
          </text:list>
        </text:list-item>
      </text:list>
      <text:list xml:id="list194508039651123" text:continue-list="list6352487778526324812" text:style-name="L22">
        <text:list-item>
          <text:list>
            <text:list-item>
              <text:list>
                <text:list-item>
                  <text:p text:style-name="P29">kod źródłowy odpowiedzialny za funkcjonalność</text:p>
                </text:list-item>
                <text:list-item>
                  <text:p text:style-name="P29">kod źródłowy odpowiedzialny za bezpieczeństwo</text:p>
                </text:list-item>
                <text:list-item>
                  <text:p text:style-name="P29"><text:span text:style-name="T12">kod źródłowy odpowiedzialny za interfejs graficzny</text:span></text:p>
                </text:list-item>
              </text:list>
            </text:list-item>
          </text:list>
        </text:list-item>
        <text:list-item>
          <text:p text:style-name="P38">Diagram przypadków użycia dla wszystkich <text:s/>użytkowników</text:p>
        </text:list-item>
        <text:list-item>
          <text:p text:style-name="P36"><text:span text:style-name="T14">Manualne testy aplikacji odpowiedzialnych za : okno logowania, ekran powitalny</text:span></text:p>
          <text:p text:style-name="P58"><text:span text:style-name="T14">5. <text:s/>od 23.03.2016 do 30.03.2016</text:span></text:p>
          <text:list>
            <text:list-item>
              <text:p text:style-name="P36"><text:span text:style-name="T18"><text:s/>Manualne testy aplikacji odpowiedzialnych za : <text:s/>okno pomocy, okno rejestracji, okno informacji o aplikacji<text:tab/></text:span></text:p>
            </text:list-item>
            <text:list-item>
              <text:p text:style-name="P36"><text:span text:style-name="T11">Przedstawienie wstępne Aplikacji:</text:span></text:p>
            </text:list-item>
          </text:list>
        </text:list-item>
      </text:list>
      <text:list xml:id="list5693519313443318188" text:style-name="L33">
        <text:list-item>
          <text:list>
            <text:list-item>
              <text:p text:style-name="P54"><text:span text:style-name="T11">zaakceptowane elementy GUI(okno baza produktów)</text:span></text:p>
            </text:list-item>
          </text:list>
        </text:list-item>
      </text:list>
      <text:list xml:id="list194507314927683" text:continue-list="list194508039651123" text:style-name="L22">
        <text:list-item>
          <text:list>
            <text:list-item>
              <text:list>
                <text:list-item>
                  <text:p text:style-name="P30">kod źródłowy odpowiedzialny za funkcjonalność</text:p>
                </text:list-item>
                <text:list-item>
                  <text:p text:style-name="P30">kod źródłowy odpowiedzialny za bezpieczeństwo</text:p>
                </text:list-item>
                <text:list-item>
                  <text:p text:style-name="P30"><text:span text:style-name="T12">kod źródłowy odpowiedzialny za interfejs graficzny</text:span></text:p>
                </text:list-item>
                <text:list-item>
                  <text:p text:style-name="P52">podłączenie do bazy danych</text:p>
                </text:list-item>
              </text:list>
            </text:list-item>
          </text:list>
        </text:list-item>
      </text:list>
      <text:p text:style-name="P39"><text:span text:style-name="T18">6.</text:span> od <text:span text:style-name="T15">30.03.2016</text:span> do <text:span text:style-name="T15">06.04.2016</text:span></text:p>
      <text:list xml:id="list8602352078301233129" text:style-name="L26">
        <text:list-item>
          <text:list>
            <text:list-item>
              <text:p text:style-name="P41"><text:span text:style-name="T18">Manualne testy aplikacji odpowiedzialnych za : <text:s/>okno baza produktów</text:span></text:p>
            </text:list-item>
            <text:list-item>
              <text:p text:style-name="P31">Przedstawienie <text:span text:style-name="T13">wstępne </text:span>Aplikacji:</text:p>
            </text:list-item>
          </text:list>
        </text:list-item>
      </text:list>
      <text:list xml:id="list4392041973129078073" text:style-name="L30">
        <text:list-item>
          <text:list>
            <text:list-item>
              <text:p text:style-name="P47"><text:span text:style-name="T11">zaakceptowane elementy GUI(okno dieta)</text:span></text:p>
            </text:list-item>
          </text:list>
        </text:list-item>
      </text:list>
      <text:list xml:id="list194506934658132" text:continue-list="list8602352078301233129" text:style-name="L26">
        <text:list-item>
          <text:list>
            <text:list-item>
              <text:list>
                <text:list-item>
                  <text:p text:style-name="P32">kod źródłowy odpowiedzialny za funkcjonalność</text:p>
                </text:list-item>
                <text:list-item>
                  <text:p text:style-name="P32">kod źródłowy odpowiedzialny za bezpieczeństwo</text:p>
                </text:list-item>
                <text:list-item>
                  <text:p text:style-name="P32"><text:span text:style-name="T12">kod źródłowy odpowiedzialny za interfejs graficzny</text:span></text:p>
                </text:list-item>
                <text:list-item>
                  <text:p text:style-name="P45">przedstawienie idei algorytmu genetycznego i zastosowania go w aplikacji</text:p>
                </text:list-item>
              </text:list>
            </text:list-item>
          </text:list>
        </text:list-item>
      </text:list>
      <text:p text:style-name="P42"><text:span text:style-name="T18">7</text:span>. od <text:span text:style-name="T18">06.04.2016</text:span> do <text:s/><text:span text:style-name="T18">13.04.2106</text:span></text:p>
      <text:list xml:id="list3504991035477271704" text:style-name="L31">
        <text:list-item>
          <text:p text:style-name="P48"><text:span text:style-name="T15">Manualne testy aplikacji odpowiedzialnych za : okno dieta</text:span></text:p>
        </text:list-item>
        <text:list-item>
          <text:p text:style-name="P46">Stworzenie <text:span text:style-name="T16">wstępnego poradnika z obsługi interfejsu</text:span></text:p>
        </text:list-item>
      </text:list>
      <text:p text:style-name="P50"><text:span text:style-name="T18">8</text:span>. <text:span text:style-name="T17">od 13.04.2016do 20.04.2016</text:span></text:p>
      <text:list xml:id="list8327184566127944282" text:style-name="L32">
        <text:list-item>
          <text:p text:style-name="P51"><text:span text:style-name="T17">Przedstawienie wersji alfa klientowi</text:span></text:p>
        </text:list-item>
        <text:list-item>
          <text:p text:style-name="P53">Zebranie informacji dotyczących <text:span text:style-name="T19">aktualnych i dodatkowych </text:span>funkcjonalności</text:p>
          <text:p text:style-name="P59"><text:span text:style-name="T17">9.</text:span></text:p>
        </text:list-item>
      </text:list>
      <text:p text:style-name="P49"/>
      <text:list xml:id="list3318332757060006931" text:style-name="L27">
        <text:list-item>
          <text:list>
            <text:list-header>
              <text:p text:style-name="P44"/>
            </text:list-header>
          </text:list>
        </text:list-item>
      </text:list>
      <text:list xml:id="list5787364540673300132" text:style-name="L29">
        <text:list-header>
          <text:p text:style-name="P43"><text:soft-page-break/></text:p>
        </text:list-header>
      </text:list>
      <text:list xml:id="list194507900214864" text:continue-list="list194506934658132" text:style-name="L26">
        <text:list-header>
          <text:p text:style-name="P40"><text:span text:style-name="T14"><text:tab/></text:span></text:p>
        </text:list-header>
      </text:list>
      <text:list xml:id="list517503883549660913" text:style-name="L4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'Segoe UI', Arial, freesans, sans-serif, 'Apple Color Emoji', 'Segoe UI Emoji', 'Segoe UI Symbol'"/>
    <style:font-face style:name="Helvetica" svg:font-family="Helvetica, arial, nimbussansl, liberationsans, freesans, clean, sans-serif, 'Apple Color Emoji', 'Segoe UI Emoji', 'Segoe UI Symbol'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7:00:43.734000000</meta:creation-date>
    <dc:date>2016-03-11T19:44:53.239000000</dc:date>
    <meta:editing-duration>PT5M43S</meta:editing-duration>
    <meta:editing-cycles>1</meta:editing-cycles>
    <meta:generator>LibreOffice/5.1.1.3$Windows_x86 LibreOffice_project/89f508ef3ecebd2cfb8e1def0f0ba9a803b88a6d</meta:generator>
    <meta:document-statistic meta:table-count="0" meta:image-count="0" meta:object-count="0" meta:page-count="3" meta:paragraph-count="81" meta:word-count="481" meta:character-count="3583" meta:non-whitespace-character-count="3224"/>
  </office:meta>
</office:document-meta>
</file>